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ão 1 (IFPI - IF-PI - 2016): </text:p>
      <text:p text:style-name="Standard">RESPOSTA:</text:p>
      <text:p text:style-name="Standard">B) O(n) e O(2n).</text:p>
      <text:p text:style-name="Standard"/>
      <text:p text:style-name="Standard"/>
      <text:p text:style-name="Standard">Questão 2 (CETRO - AMAZUL - 2015):</text:p>
      <text:p text:style-name="Standard">RESPOSTA: </text:p>
      <text:p text:style-name="Standard">A) quando são desprezados determinados tempos da função ou quando somente aproximações da função são possíveis de se obter. </text:p>
      <text:p text:style-name="Standard"/>
      <text:p text:style-name="Standard">Questão 3 (INSTITUTO AOCP - UFFS - 2016):</text:p>
      <text:p text:style-name="Standard">RESPOSTA:</text:p>
      <text:p text:style-name="Standard">D) n^3</text:p>
      <text:p text:style-name="Standard"/>
      <text:p text:style-name="Standard">Questão 4 (INSTITUTO AOCP - UFOB - 2018):. Um algoritmo de complexidade nlogn é mais complexo que um algoritmo de complexidade n 2 . </text:p>
      <text:p text:style-name="Standard">RESPOSTA:</text:p>
      <text:p text:style-name="Standard">B) Errado</text:p>
      <text:p text:style-name="Standard"/>
      <text:p text:style-name="Standard">Questão 5 (COMPERVE - UFRN - 2018):. Considere o código representado na gura abaixo:</text:p>
      <text:p text:style-name="Standard">RESPOSTA:</text:p>
      <text:p text:style-name="Standard"><text:s/>B) O(n^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5" meta:word-count="94" meta:character-count="536" meta:non-whitespace-character-count="452"/>
    <meta:generator>LibreOfficeDev/6.0.5.2$Linux_X86_64 LibreOffice_project/</meta:generator>
  </office:meta>
</office:document-meta>
</file>